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नवे पोस्ट सरकार भरचोना मुख्यमंत्री पर्रीकारान बीजेपी आमदारांक केले स्पश्ट पीडब्ल्यूडींक 500 कोटींमेरेन कामांच्यो ओर्डरी उत्तर गोंयची पिडिए फोडपाचेर मात तो ओग्गी</text:p>
      <text:p>गोवा डॅरीचो चॅरमॅन म्हण्टा ब्रुसोलिसीस गायींच्या रक्तांत दुदांत ना लोकांनी भिवपाची गरज ना तज्ञ म्हण्टात रक्तांतलो ब्रसोलिसीस दुदांत पाश्चरायज नाशिल्लें दूद सेफ न्ही</text:p>
      <text:p>काणकोणा तीन सुवातींचेर रक्ताचे दाग फॉरेन्सीक टिमीन घेतलीं सॅम्पलां पुलीस कॅमेऱ्याचेर तोंड उघडीना रक्त नेमकें कोणाचें व्हावलां तेंय सांगीना.</text:p>
      <text:p>वेंचणुकेंत बदल जाय जाल्यार पयलीं वेंचणूक जिकात मागीर नेम बदलात स्टूडंटांकडेनूच चर्चेक राजकी फुडाऱ्यांकडेन ना व्हीसीचें एनएसयूआयक नाव घेनासतना शिनाल.</text:p>
      <text:p>नॅशनल हायवेचें काम चलतना केरयां खांडेपारा उदकाची पायपलायन फुटली कुर्टी खांडेपार प्रियोळ मडकय मतदारसंघांनी उदकाचो सप्लाय शेनवारा सांजेमेरेन बंद</text:p>
      <text:p>आनी</text:p>
      <text:p>फिफा अंडरसॅव्हंटीन वल्ड कपांत इंग्लंड आड स्पेन फायनल शेनवारा कोलकलतांत ब्राझील आड माली तिसरे सुवातेखातीर खेळटले वल्डकपनिरज</text:p>
      <text:p>सद्याक तरी नवे पोस्ट सरकार भरचोना अशें मुख्यमंत्री पर्रीकारान बीजेपी आमदारांक स्पश्ट सांगलां. शुक्रारा बीजेपी विधानमंडळ पक्षाचे बसकेंत मुख्यमंत्र्यान ही गजाल क्लियर केली. पीडब्ल्यूडींक खंय 500 कोटींमेरेन कामांच्यो ओर्डरी काडूंक सांगल्यात. बीजेपी आमदारांनी तांच्या मतदारसंघांतलीं कामां करुन घेवचीं. उत्तर गोंयची पिडिए फोडपाचेर मात तो उलयलो ना. बीजेपीच्या कांय आमदारांक सध्या तेंच कॉंत्र गेलां.</text:p>
      <text:p>गोवा डॅरिच्या दुदांत ब्रुसॉलिसीस ना. ते 100%सेफ म्हूण चॅरमॅन माधव सहकारी दावो करता. तो म्हण्टा प्रुडंटाचे रिपोर्टाप्रमाण गोवा डेअरीच्या दुदात ब्रुसोलेसीस सापडला हें सारकें न्ही. डेअरीचे सभासद आनी लोकांनी भीवपाची खंय गरज ना. प्रडुंटान ताचेर तज्ञांचो सल्लोघेतलो. आदलो एनिमल हसबंडरीचो डायरेक्टर म्हण्टा ब्रुसोलिसीस जाल्ल्या गायींच्या दुदातूय ब्रुसोलीसीस मेळटा. पास्चरायझ केल्ल्या दुदांत ब्रॅक्टेरिया उरना मांत गोवा डॅअरीच्या कलॅक्शन सेंटरानी कितलोसोच लोक डायरेक्ट दुद घेता. तांकां तो बादूं येता.</text:p>
      <text:p>काणकोणा शुक्रारा तीन सुवातींचेर रक्ताचे दाग मेऴऴे आनी बरोच बोवाळ जावन चर्चेचो विशय जालो मात निमणे मेरेन तें नेमकें कोणाचें रगत व्हांवलां तें कळळें ना. एकी कडेन जाल्यार बरेंच रक्त सुकिल्लें मेळ्ळा. एका भुरग्याक खंय रातीकडेन पत्रो लागिल्लो ताचेंच ते रक्त म्हूण पुलीस ऑफ द रिकोर्ड फाफुडिल्ल्याभशेन करतात. पीआय कॅमेराचेर उलोवंकूच सोदीना. फॉरेन्सीक टिमीन येवन रक्ताची सॅम्पलांय व्हेलीं.</text:p>
      <text:p>घेवया एक ब्रेक</text:p>
      <text:p>वेंचणुकेंत बदल जाय जाल्यार पयलीं वांटेकार जावन वेंचणूक जिकची आनी मागीर नेम बदलचे म्हूण गोवा युनिवर्सिटीचो व्हीसी वरुण साहनी उलयला. ग्रॅज्युएट वा पोस्ट ग्रॅज्युएट स्टूडंटांच्या वयाच्या भुरग्यांकडेनूच खंय तो उलयतलो. बाकीच्यांकडेन ना म्हूण व्हिसीन एनएसयूआयच्यो फुडाऱ्यांक नाव घेनासतना शिनाल दिलें. गोवा युनिवर्सिटीचे पोस्ट ग्रॅज्युएट स्टुडंट्स युनियनाच्या उक्तावणाक तो उलयतालो.</text:p>
      <text:p>910 आनी 11 नॉव्हेंबराक दिल्ली जावपा आशिल्ल्या कामगारांच्या आंदोलनाच्या फाटभुयेर गोंयातूय आयटकान वातावरण तापोवंक सुरवात केल्या. कामगारांच्या हिताखातीर नवे कायदे आशिल्ले कायद्यानी सुदारणा म्हारगांय नव्यो रोजगार संधी असले विशय आयटकाच्या अजेंडाचेर आसात. आयटकाची ब्रेस्तारा फोण्यां शुक्रारा म्हापश्यां सभा जाली.</text:p>
      <text:p>घेवया एक ब्रेक</text:p>
      <text:p>नॅशनल हायवेच्या रुंदिकरणाचें काम चालू आसतना शुक्रारा सांजे फोण्यां केरयां खांडेपारा उदकाची पायपलायन फुटली. मेन लायन फुटिल्ल्यान कुर्टी खांडेपार प्रियोळ आनी मडकय मतदारसंघांनी उदकाचो सप्लाय बंद दवल्ला. शुक्रारा रातभर आनी शेनवारा सकाळी पायपलायनीचे काम चलतलें. शेनवारा सांजेमेरेन खंय लोकांक उदक आसचेना</text:p>
      <text:p>रातीं धारगळे ट्रक आनी नुस्त्याच्या टॅम्पोचो एक्सिडेंट जालो दोनूय गाड्यो महाराष्ट्रा रजीस्टर्ड कसो एक्सिडेंट जालो तें मात कळिल्लें ना थंय जमिल्ले थळावे सांगता तेप्रमाण रस्तो सामको पेड्ड्यार जाला गाड्यो फोणकूलां चुकोवंक वतात आनी एक्सिडॅन्ट जाता हालींच असल्याच एका एक्सि़डॅन्टांत खंय एकलो सोपला. टॅम्पोतल्या तीगा जाणांक मार लागिल्ल्यान हॉस्पिटलांत शिफ्ट केले.</text:p>
      <text:p>घेवया एक ब्रेक</text:p>
      <text:p>युनियन बँकेंतल्या 70 लाखांच्या फ्रॉडाची सीबीआय चवकशी सुरू जाल्या. सीबीआयच्या एसीबीन बॅंकेच्या सध्याच्या मॅनेजराचो स्टेटमॅन्ट घेतलो. सीबीआयकडल्यान योग्य तपास जातलो असो विश्वास सीबीआय कम्प्लेन करपी महेशकुमार तोशनीवालाक दिसता. मजगती ताणें हाचेर पीएमओ आनी राष्ट्रपतीचे कचेरेकूय लॅटर केलां.</text:p>
      <text:p>म्हापशां नगरपालिका मार्केटांत शॉपांचे पावणेंत कॉंग्रेसीक गुड्डुलसांवांचो वास येता. ह्या पावणेची चवकशी करची म्हूण म्हापसा कॉंग्रेस ब्लॉक मागता. म्हापशेंचो आमदान नासतना खंय मुख्यमंत्री पर्रीकार ऊठ सूठ म्हापशां दिसता आनी कामांच्यो मिटिंगो घेता म्हूण ताचेरूय कॉंग्रेसीक दुबाव.</text:p>
      <text:p>घेवया एक ब्रेक</text:p>
      <text:p>फिफा अंडर सेव्हेंटीन वल्ड कपांत शेनवारा आठांक इंग्लंड आड स्पेन फायनल मॅच कोलकताचें सॉल्ट लेक स्टेडीयमार जातली. तेच सुवातेर पांच वरांचेर ब्राझील आड माली थर्ड प्लेस प्लेऑफ खेळटले. पूण सगळ्या संसाराचें आकर्शण आसतली ती ऑल युरोपीयन फायनल. दोनूय देश युरोपीयन अंडर सेव्हंटीन फायनलींत हालीच खेळिल्ले. तातुंत स्पेनान इंग्लंडाक पॅनाल्टीचेर मारिल्ले.</text:p>
      <text:p>आतां पळोवया बाकीच्या वाठारातल्यो कां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